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33f88" officeooo:paragraph-rsid="00133f88"/>
    </style:style>
    <style:style style:name="P2" style:family="paragraph" style:parent-style-name="Standard">
      <style:text-properties style:font-name="Liberation Mono" officeooo:rsid="0013e817" officeooo:paragraph-rsid="0013e817"/>
    </style:style>
    <style:style style:name="P3" style:family="paragraph" style:parent-style-name="Standard">
      <style:text-properties style:font-name="Liberation Mono" fo:font-size="10pt" officeooo:rsid="0013e155" officeooo:paragraph-rsid="0013e155" style:font-size-asian="10pt" style:font-size-complex="10pt"/>
    </style:style>
    <style:style style:name="P4" style:family="paragraph" style:parent-style-name="Standard">
      <style:text-properties style:font-name="Liberation Mono" fo:font-size="10pt" officeooo:rsid="0013e817" officeooo:paragraph-rsid="0013e817" style:font-size-asian="10pt" style:font-size-complex="10pt"/>
    </style:style>
    <style:style style:name="P5" style:family="paragraph" style:parent-style-name="Standard">
      <style:text-properties style:font-name="Liberation Mono" fo:font-size="10pt" officeooo:rsid="0017a4a5" officeooo:paragraph-rsid="0017a4a5" style:font-size-asian="8.75pt" style:font-size-complex="10pt"/>
    </style:style>
    <style:style style:name="P6" style:family="paragraph" style:parent-style-name="Standard">
      <style:text-properties style:font-name="Liberation Mono" fo:font-size="10pt" fo:font-style="normal" officeooo:rsid="0017a4a5" officeooo:paragraph-rsid="0017a4a5" style:font-size-asian="8.75pt" style:font-style-asian="normal" style:font-size-complex="10pt" style:font-style-complex="normal"/>
    </style:style>
    <style:style style:name="P7" style:family="paragraph" style:parent-style-name="Standard">
      <style:text-properties style:font-name="Liberation Mono" fo:font-size="10pt" fo:font-style="normal" fo:font-weight="bold" officeooo:rsid="0017a4a5" officeooo:paragraph-rsid="0017a4a5" style:font-size-asian="8.75pt" style:font-style-asian="normal" style:font-weight-asian="bold" style:font-size-complex="10pt" style:font-style-complex="normal" style:font-weight-complex="bold"/>
    </style:style>
    <style:style style:name="P8" style:family="paragraph" style:parent-style-name="Standard">
      <style:text-properties style:font-name="Liberation Mono" fo:font-size="10pt" fo:font-style="normal" fo:font-weight="normal" officeooo:rsid="0017a4a5" officeooo:paragraph-rsid="0017a4a5" style:font-size-asian="8.75pt" style:font-style-asian="normal" style:font-weight-asian="normal" style:font-size-complex="10pt" style:font-style-complex="normal" style:font-weight-complex="normal"/>
    </style:style>
    <style:style style:name="P9" style:family="paragraph" style:parent-style-name="Standard">
      <style:text-properties style:font-name="Liberation Mono" fo:font-size="10pt" fo:font-style="normal" fo:font-weight="normal" officeooo:rsid="0017f0dc" officeooo:paragraph-rsid="0017f0dc" style:font-size-asian="8.75pt" style:font-style-asian="normal" style:font-weight-asian="normal" style:font-size-complex="10pt" style:font-style-complex="normal" style:font-weight-complex="normal"/>
    </style:style>
    <style:style style:name="P10" style:family="paragraph" style:parent-style-name="Standard">
      <style:text-properties style:font-name="Liberation Mono" fo:font-size="10pt" fo:font-style="normal" fo:font-weight="normal" officeooo:rsid="0017f0dc" officeooo:paragraph-rsid="00192f22" style:font-size-asian="8.75pt" style:font-style-asian="normal" style:font-weight-asian="normal" style:font-size-complex="10pt" style:font-style-complex="normal" style:font-weight-complex="normal"/>
    </style:style>
    <style:style style:name="P11" style:family="paragraph" style:parent-style-name="Standard">
      <style:text-properties fo:font-size="10pt" officeooo:paragraph-rsid="0013e155" style:font-size-asian="10pt" style:font-size-complex="10pt"/>
    </style:style>
    <style:style style:name="P12" style:family="paragraph" style:parent-style-name="Standard">
      <style:text-properties fo:font-size="10pt" officeooo:paragraph-rsid="0013e817" style:font-size-asian="10pt" style:font-size-complex="10pt"/>
    </style:style>
    <style:style style:name="P13" style:family="paragraph" style:parent-style-name="Standard">
      <style:text-properties officeooo:paragraph-rsid="00169228"/>
    </style:style>
    <style:style style:name="T1" style:family="text">
      <style:text-properties officeooo:rsid="0013e155"/>
    </style:style>
    <style:style style:name="T2" style:family="text">
      <style:text-properties style:font-name="Liberation Mono" officeooo:rsid="0013e155"/>
    </style:style>
    <style:style style:name="T3" style:family="text">
      <style:text-properties style:font-name="Liberation Mono" officeooo:rsid="0013e817"/>
    </style:style>
    <style:style style:name="T4" style:family="text">
      <style:text-properties style:font-name="Liberation Serif" officeooo:rsid="0013e817"/>
    </style:style>
    <style:style style:name="T5" style:family="text">
      <style:text-properties style:font-name="Liberation Serif" officeooo:rsid="00169228"/>
    </style:style>
    <style:style style:name="T6" style:family="text">
      <style:text-properties style:font-name="Liberation Serif" officeooo:rsid="0017a4a5"/>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officeooo:rsid="0017f0dc"/>
    </style:style>
    <style:style style:name="T10" style:family="text">
      <style:text-properties fo:font-weight="normal" officeooo:rsid="0017f0dc" style:font-weight-asian="normal" style:font-weight-complex="normal"/>
    </style:style>
    <style:style style:name="T11" style:family="text">
      <style:text-properties officeooo:rsid="00192f2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programming, any code block or function that takes time or does something is “blocking.” This could be a for loop simply incrementing a counter, mathematical calculations, making a call to a database, an HTTP request to an exteral service, or even as simple as waiting for the user to input something into their console. Socket blocking is anything that blocks the execution of something else. <text:span text:style-name="T1">The issue with blocking functions is that when you have an application with multiple independent tasks, these blocking functions/tasks can halt the execution of something completely seperate. Let’s look at a few blocking examples:</text:span></text:p>
      <text:p text:style-name="P1"/>
      <text:p text:style-name="P11"><text:span text:style-name="T2">def blocking_</text:span><text:span text:style-name="T3">infinite_loop</text:span><text:span text:style-name="T2">():</text:span></text:p>
      <text:p text:style-name="P3"><text:tab/>i = 0</text:p>
      <text:p text:style-name="P3"><text:tab/>while True:</text:p>
      <text:p text:style-name="P3"><text:tab/><text:tab/>i += 1</text:p>
      <text:p text:style-name="P3"/>
      <text:p text:style-name="P3"/>
      <text:p text:style-name="P11"><text:span text:style-name="T2">def blocking_</text:span><text:span text:style-name="T3">input_from_user</text:span><text:span text:style-name="T2">():</text:span></text:p>
      <text:p text:style-name="P3"><text:tab/>print(“Your name is”, input(“Enter your name: ”))</text:p>
      <text:p text:style-name="P3"/>
      <text:p text:style-name="P3"/>
      <text:p text:style-name="P12"><text:span text:style-name="T3">def blocking_HTTP_request():</text:span></text:p>
      <text:p text:style-name="P2"><text:span text:style-name="T7"><text:tab/>response = requests.get(‘</text:span><text:a xlink:type="simple" xlink:href="http://ciat.edu/" text:style-name="Internet_20_link" text:visited-style-name="Visited_20_Internet_20_Link"><text:span text:style-name="T7">http://ciat.edu/</text:span></text:a><text:span text:style-name="T7">’)</text:span></text:p>
      <text:p text:style-name="P4"><text:tab/>return response.text</text:p>
      <text:p text:style-name="P2"/>
      <text:p text:style-name="P2"/>
      <text:p text:style-name="P13"><text:span text:style-name="T4">To avoid these hang-times in execution, we would want to implement “non-blocking” sockets to handle IO. In Python, the Socket module allows us to establish sockets in order to establish connections and communicate with other applications. By default, the socket.setblocking() property is set to True, and </text:span><text:span text:style-name="T5">these connections will block other processes from executing until they are finished. If we set this to False (non-blocking), we can help solve this issue. </text:span></text:p>
      <text:p text:style-name="P13"><text:span text:style-name="T5"/></text:p>
      <text:p text:style-name="P13"><text:span text:style-name="T5">Imagine we have two very simple Python scripts</text:span><text:span text:style-name="T6">:</text:span><text:span text:style-name="T5"> server.py and client.py. </text:span><text:span text:style-name="T6">W</text:span><text:span text:style-name="T5">e want to transfer 100mb of data from the client to the server, and the server will just echo it back out (for briefity). With a blocking IO socket connection, the client and server will both be blocked during the entire time it takes to send over that data. However, if we have Python establish a non-blocking socket, and transfer over the data in chunks, other processes (like actually processing that data as it comes in) can be performed. </text:span><text:span text:style-name="T6">This could look something like the example below:</text:span></text:p>
      <text:p text:style-name="P13"><text:span text:style-name="T6"/></text:p>
      <text:p text:style-name="P5">import socket, <text:span text:style-name="T9">errno</text:span></text:p>
      <text:p text:style-name="P5"/>
      <text:p text:style-name="P5">sock = socket.socket(“””<text:span text:style-name="T8">connection stuff”””)</text:span></text:p>
      <text:p text:style-name="P6">sock.connect((‘localhost’, 1234))</text:p>
      <text:p text:style-name="P7">sock.setblocking(0)<text:tab/><text:span text:style-name="T9"># </text:span><text:span text:style-name="T10">here is where we set the socket to non-blocking</text:span></text:p>
      <text:p text:style-name="P7"/>
      <text:p text:style-name="P8">data = “””<text:span text:style-name="T8">some large amount of data from somewhere (maybe a file)”””</text:span></text:p>
      <text:p text:style-name="P8"/>
      <text:p text:style-name="P9">while len(data):</text:p>
      <text:p text:style-name="P9"><text:tab/>try:</text:p>
      <text:p text:style-name="P9"><text:tab/><text:tab/>sent = sock.send(data) # try to send some data</text:p>
      <text:p text:style-name="P9"><text:tab/><text:tab/>total_sent += sent <text:s text:c="4"/># remember how much we sent</text:p>
      <text:p text:style-name="P9"><text:tab/><text:tab/>data = data[sent:] <text:s text:c="4"/># data now becomes the remaining un-sent data<text:tab/></text:p>
      <text:p text:style-name="P9"><text:tab/><text:tab/>print(“Sending data!”) # print to confirm we s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16:18:46.035013557</meta:creation-date>
    <dc:date>2020-07-22T16:56:03.978616839</dc:date>
    <meta:editing-duration>PT2M34S</meta:editing-duration>
    <meta:editing-cycles>2</meta:editing-cycles>
    <meta:generator>LibreOffice/6.4.5.2$Linux_X86_64 LibreOffice_project/40$Build-2</meta:generator>
    <meta:document-statistic meta:table-count="0" meta:image-count="0" meta:object-count="0" meta:page-count="1" meta:paragraph-count="23" meta:word-count="367" meta:character-count="2359" meta:non-whitespace-character-count="1989"/>
  </office:meta>
</office:document-meta>
</file>